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officeooo:rsid="000969cf" officeooo:paragraph-rsid="000969cf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2pt" officeooo:rsid="000969cf" officeooo:paragraph-rsid="000fca1e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officeooo:rsid="000969cf" officeooo:paragraph-rsid="000969cf" style:font-size-asian="12pt" style:font-size-complex="12pt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fo:font-size="12pt" officeooo:rsid="000969cf" officeooo:paragraph-rsid="000969cf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officeooo:rsid="000fca1e" officeooo:paragraph-rsid="000fca1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0a77c7" officeooo:paragraph-rsid="000a77c7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0a77c7" officeooo:paragraph-rsid="000a77c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0a77c7" officeooo:paragraph-rsid="000a77c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0a77c7" officeooo:paragraph-rsid="001b5d5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0a77c7" officeooo:paragraph-rsid="001b5d5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0a77c7" officeooo:paragraph-rsid="000a77c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11e4d8" officeooo:paragraph-rsid="000ca02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16eff4" officeooo:paragraph-rsid="0016eff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0a77c7" officeooo:paragraph-rsid="000a77c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0a77c7" officeooo:paragraph-rsid="000a77c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0a77c7" officeooo:paragraph-rsid="000c4df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0a77c7" officeooo:paragraph-rsid="0012e5d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0a77c7" officeooo:paragraph-rsid="000ca02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0a77c7" officeooo:paragraph-rsid="000a77c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0fca1e" officeooo:paragraph-rsid="000fca1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002cd" officeooo:paragraph-rsid="001002c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002cd" officeooo:paragraph-rsid="0015317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1e4d8" officeooo:paragraph-rsid="0011e4d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6eff4" officeooo:paragraph-rsid="0016eff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53175" officeooo:paragraph-rsid="0015317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53175" officeooo:paragraph-rsid="0015e33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5e331" officeooo:paragraph-rsid="0015e33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15pt" fo:font-weight="bold" officeooo:rsid="000a77c7" officeooo:paragraph-rsid="000a77c7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5pt" officeooo:rsid="000a77c7" officeooo:paragraph-rsid="000a77c7" style:font-size-asian="15pt" style:font-size-complex="15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15pt" officeooo:rsid="000a77c7" officeooo:paragraph-rsid="000a77c7" style:font-size-asian="15pt" style:font-size-complex="15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5pt" fo:font-weight="normal" officeooo:rsid="000a77c7" officeooo:paragraph-rsid="000a77c7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5pt" fo:font-weight="normal" officeooo:rsid="001e5166" officeooo:paragraph-rsid="001e5166" style:font-size-asian="15pt" style:font-weight-asian="normal" style:font-size-complex="15pt" style:font-weight-complex="normal"/>
    </style:style>
    <style:style style:name="P33" style:family="paragraph" style:parent-style-name="Standard" style:master-page-name="">
      <style:paragraph-properties fo:line-height="150%" fo:text-align="justify" style:justify-single-word="false" style:page-number="auto"/>
      <style:text-properties style:font-name="Arial" fo:font-size="12pt" fo:font-weight="normal" officeooo:rsid="001002cd" officeooo:paragraph-rsid="000c4df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5pt" fo:font-weight="normal" officeooo:rsid="001d5b0a" officeooo:paragraph-rsid="001d5b0a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5pt" fo:font-weight="normal" officeooo:rsid="001e5166" officeooo:paragraph-rsid="00200722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5pt" fo:font-weight="normal" officeooo:rsid="000a77c7" officeooo:paragraph-rsid="00200722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5pt" fo:font-weight="bold" officeooo:rsid="001e5166" officeooo:paragraph-rsid="001e5166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" fo:font-size="15pt" officeooo:rsid="000a77c7" officeooo:paragraph-rsid="00200722" style:font-size-asian="15pt" style:font-size-complex="15pt"/>
    </style:style>
    <style:style style:name="T1" style:family="text">
      <style:text-properties officeooo:rsid="000a941d"/>
    </style:style>
    <style:style style:name="T2" style:family="text">
      <style:text-properties officeooo:rsid="000c4dfa"/>
    </style:style>
    <style:style style:name="T3" style:family="text">
      <style:text-properties fo:font-weight="bold" officeooo:rsid="000fca1e" style:font-weight-asian="bold" style:font-weight-complex="bold"/>
    </style:style>
    <style:style style:name="T4" style:family="text">
      <style:text-properties fo:font-weight="bold" officeooo:rsid="0011e4d8" style:font-weight-asian="bold" style:font-weight-complex="bold"/>
    </style:style>
    <style:style style:name="T5" style:family="text">
      <style:text-properties fo:font-weight="bold" officeooo:rsid="0016eff4" style:font-weight-asian="bold" style:font-weight-complex="bold"/>
    </style:style>
    <style:style style:name="T6" style:family="text">
      <style:text-properties fo:font-weight="bold" officeooo:rsid="001d5b0a" style:font-weight-asian="bold" style:font-weight-complex="bold"/>
    </style:style>
    <style:style style:name="T7" style:family="text">
      <style:text-properties fo:font-weight="bold" officeooo:rsid="001e5166" style:font-weight-asian="bold" style:font-weight-complex="bold"/>
    </style:style>
    <style:style style:name="T8" style:family="text">
      <style:text-properties fo:font-weight="bold" officeooo:rsid="00200722" style:font-weight-asian="bold" style:font-weight-complex="bold"/>
    </style:style>
    <style:style style:name="T9" style:family="text">
      <style:text-properties officeooo:rsid="000fca1e"/>
    </style:style>
    <style:style style:name="T10" style:family="text">
      <style:text-properties officeooo:rsid="001002cd"/>
    </style:style>
    <style:style style:name="T11" style:family="text">
      <style:text-properties officeooo:rsid="0010c245"/>
    </style:style>
    <style:style style:name="T12" style:family="text">
      <style:text-properties officeooo:rsid="001287ee"/>
    </style:style>
    <style:style style:name="T13" style:family="text">
      <style:text-properties officeooo:rsid="0012e5de"/>
    </style:style>
    <style:style style:name="T14" style:family="text">
      <style:text-properties officeooo:rsid="00153175"/>
    </style:style>
    <style:style style:name="T15" style:family="text">
      <style:text-properties officeooo:rsid="0015e33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77ac9"/>
    </style:style>
    <style:style style:name="T18" style:family="text">
      <style:text-properties officeooo:rsid="00196859"/>
    </style:style>
    <style:style style:name="T19" style:family="text">
      <style:text-properties fo:font-size="15pt" fo:font-weight="bold" officeooo:rsid="001d5b0a" style:font-size-asian="15pt" style:font-weight-asian="bold" style:font-size-complex="15pt" style:font-weight-complex="bold"/>
    </style:style>
    <style:style style:name="T20" style:family="text">
      <style:text-properties fo:font-size="15pt" fo:font-weight="bold" officeooo:rsid="001e5166" style:font-size-asian="15pt" style:font-weight-asian="bold" style:font-size-complex="15pt" style:font-weight-complex="bold"/>
    </style:style>
    <style:style style:name="T21" style:family="text">
      <style:text-properties officeooo:rsid="002007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Universidade Federal da Fronteira Sul – UFFS</text:p>
      <text:p text:style-name="P2">Ciência da Computação</text:p>
      <text:p text:style-name="P3">Programação I – <text:span text:style-name="T9">2015.1</text:span></text:p>
      <text:p text:style-name="P3">Fernando Bevilacqu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anual da Linguagem Dibre</text:p>
      <text:p text:style-name="P3"/>
      <text:p text:style-name="P3"/>
      <text:p text:style-name="P3"/>
      <text:p text:style-name="P3"/>
      <text:p text:style-name="P3"/>
      <text:p text:style-name="P4">Acadêmicos: Jackson Henrique Hochs<text:span text:style-name="T1">c</text:span>heidt</text:p>
      <text:p text:style-name="P4">Maikiel Ro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Chapecó, 14 de maio de 2015</text:p>
      <text:p text:style-name="P1"><text:soft-page-break/></text:p>
      <text:p text:style-name="P28">Variáveis</text:p>
      <text:p text:style-name="P14"/>
      <text:p text:style-name="P20">A linguagem dibre trabalha apenas com o tipo de variável “varReal”, que aceita qualquer valor decimal, seja ela positivo ou negativo. </text:p>
      <text:p text:style-name="P8"/>
      <text:p text:style-name="P9"><text:tab/></text:p>
      <text:p text:style-name="P10"><text:tab/>Declaração de variáveis : </text:p>
      <text:p text:style-name="P11"/>
      <text:p text:style-name="P21">A declaração é feita da seguinte forma :</text:p>
      <text:p text:style-name="P18"><text:span text:style-name="T3">[tipoDeVariavel] <text:s/>[nomeDaVariavel] <text:s/>; // </text:span><text:span text:style-name="T5">sem atribuição</text:span></text:p>
      <text:p text:style-name="P18"><text:span text:style-name="T3"><text:tab/></text:span><text:span text:style-name="T4">ou</text:span></text:p>
      <text:p text:style-name="P18"><text:span text:style-name="T4">[tipoDeVariavel] [nomeDaVariavel] = [valor] ; //</text:span><text:span text:style-name="T5">com atribuição de valor</text:span></text:p>
      <text:p text:style-name="P12"/>
      <text:p text:style-name="P33">[tipoDeVariavel] é o tipo da variável, que na linguagem dibre é varReal. <text:s/>[nomeDaVariavel] é o nome da variável do tipo [tipoDeVariavel].</text:p>
      <text:p text:style-name="P23">[valor] é um valor a ser atribuído a [nomeDaVariavel]. [valor] pode ser tanto um valor decimal, como o nome de outra variavel. <text:span text:style-name="T12">OBS: Se [valor] for um número decimal, o mesmo deve ser escrito da seguinte forma: “-10.10”. Pois se escrever “-10,10”, ou, “- 10.10”, ou “- 10,10”, não funcionará.<text:tab/></text:span></text:p>
      <text:p text:style-name="P16">* <text:span text:style-name="T13">Só é possível declarar apenas uma variável por linha, e a declaração deve ser feita toda numa linha só. </text:span></text:p>
      <text:p text:style-name="P16">* <text:span text:style-name="T2">o nome da variável deve começar com qualquer letr</text:span>a maiúscula ou minúscula, apenas. <text:span text:style-name="T11">Caso comece com qualquer outro caractere diferente disto, não funcionará. </text:span></text:p>
      <text:p text:style-name="P17">* aceita infinitos espaços em branco <text:span text:style-name="T13">durante a declaração.</text:span></text:p>
      <text:p text:style-name="P18">* entenderá como o fim da declaração de uma “;”.</text:p>
      <text:p text:style-name="P19"/>
      <text:p text:style-name="P11"><text:tab/>Atribuição de valor a variável:</text:p>
      <text:p text:style-name="P11"/>
      <text:p text:style-name="P24">A atribuição de valor a variável é feita da seguinte forma:</text:p>
      <text:p text:style-name="P13">[nomeDaVariavel] = [valor] [<text:span text:style-name="T18">operador</text:span>] [valor] ; // caso não seja feita na declaração da variável. <text:span text:style-name="T17">OBS : Declaração com atribuição, segue as regras descritas acima, na declaração de variável.</text:span></text:p>
      <text:p text:style-name="P24">[nomeDaVariavel] e [valor], seguem as mesmas regras descritas na declaração.</text:p>
      <text:p text:style-name="P13"><text:span text:style-name="T16">[operando] é a operação a ser feita. Aceita “SOMA”, “SUBTRAI”,”MULTIPLICA”,”DIVIDE”.</text:span> </text:p>
      <text:p text:style-name="P19">* atribuição será feita através do “=”. Ex: var1 = 10;</text:p>
      <text:p text:style-name="P19"/>
      <text:p text:style-name="P19"><text:soft-page-break/>* pode ser feita junto com a declaração da variável. Ex: double var1 = 10;</text:p>
      <text:p text:style-name="P19">* poderá se atribuir o resultado de uma expressão a uma variável, <text:span text:style-name="T14">caso está atribuição não esteja sendo feita na declaração da variável.</text:span></text:p>
      <text:p text:style-name="P19"/>
      <text:p text:style-name="P25">Exemplos declaração <text:span text:style-name="T15">que funcionam</text:span>:</text:p>
      <text:p text:style-name="P25"><text:tab/>v<text:span text:style-name="T10">arReal <text:s/><text:tab/>teste ;</text:span></text:p>
      <text:p text:style-name="P22"><text:tab/>varReal <text:s/><text:tab/> teste2 <text:s/><text:tab/> <text:s/>= <text:s/><text:tab/> -10.50 <text:s/><text:tab/> ; </text:p>
      <text:p text:style-name="P22"><text:tab/>varReal <text:tab/> <text:s/>teste3 = teste ; </text:p>
      <text:p text:style-name="P25"><text:tab/><text:span text:style-name="T15">teste = teste2 SOMA teste3; </text:span></text:p>
      <text:p text:style-name="P25"/>
      <text:p text:style-name="P27">Exemplos declaração que não funcionam:</text:p>
      <text:p text:style-name="P27"><text:tab/>varReal <text:tab/> 1teste;</text:p>
      <text:p text:style-name="P27"><text:tab/>varReal <text:s/><text:tab/>teste2 <text:s/><text:tab/>= <text:s/><text:tab/>teste <text:s/><text:tab/>SOMA <text:s/><text:tab/>teste2; </text:p>
      <text:p text:style-name="P26"><text:tab/><text:span text:style-name="T15">varReal <text:s/><text:tab/>teste <text:tab/> = <text:tab/> - 10.10;</text:span></text:p>
      <text:p text:style-name="P26"><text:tab/><text:span text:style-name="T15">varReal teste = -10,10;</text:span></text:p>
      <text:p text:style-name="P26"><text:tab/><text:span text:style-name="T15">varReal teste = - 10,10;</text:span></text:p>
      <text:p text:style-name="P15"/>
      <text:p text:style-name="P15"/>
      <text:p text:style-name="P6"/>
      <text:p text:style-name="P7"><text:tab/><text:span text:style-name="T19">Operações </text:span><text:span text:style-name="T20">Aritméticas</text:span></text:p>
      <text:p text:style-name="P15"/>
      <text:p text:style-name="P34">As operações soma, subtração, multiplicação e divisão, são reconhecidas na linguagem respectivamente como, SOMA, SUBTRAI, MULTIPLICA e DIVIDE.</text:p>
      <text:p text:style-name="P34">Funciona da seguinte maneira:</text:p>
      <text:p text:style-name="P34">[valor1] [operador] [valor2] </text:p>
      <text:p text:style-name="P34">OBS: uma operação deve estar sempre associada a uma atribuição à uma variável, ou em um teste de condição. Como a linguagem ainda não oferece suporte a testes de condição e laço, uma operação deverá sempre estar associada a uma atribuição. </text:p>
      <text:p text:style-name="P34">Ex : <text:tab/>varReal teste;</text:p>
      <text:p text:style-name="P34"><text:tab/>varReal teste2 = 10;</text:p>
      <text:p text:style-name="P34"><text:tab/>teste = 10 SOMA teste2;</text:p>
      <text:p text:style-name="P34"><text:tab/>10 SOMA 10; // não funcionará</text:p>
      <text:p text:style-name="P29"/>
      <text:p text:style-name="P30"><text:span text:style-name="T6"><text:tab/></text:span><text:span text:style-name="T7">Comando de saída</text:span></text:p>
      <text:p text:style-name="P31"/>
      <text:p text:style-name="P32">A impressão de informação na tela, se dará da seguinte maneira:</text:p>
      <text:p text:style-name="P32">Iniciará sempre com o comando MOSTRAR seguido de [$<text:soft-page-break/>[nomeDaVariavel]] caso queira imprimir o valor da variável, ou apenas escrevendo o que se deseja mostrar na tela, finalizando, sempre com “;”.</text:p>
      <text:p text:style-name="P32">Exs: MOSTRAR $var1 ; // irá imprimir o valor de var1</text:p>
      <text:p text:style-name="P32"><text:tab/>MOSTRAR o valor de var1 é $var1; // imprime “o valor de var1 é ” e seu respectivo valor.</text:p>
      <text:p text:style-name="P32"/>
      <text:p text:style-name="P37"/>
      <text:p text:style-name="P38"><text:span text:style-name="T7">Comando de </text:span><text:span text:style-name="T8">entrada</text:span></text:p>
      <text:p text:style-name="P36"/>
      <text:p text:style-name="P35">A <text:span text:style-name="T21">leitura</text:span> de informação <text:span text:style-name="T21">do teclado</text:span>, se dará da seguinte maneira:</text:p>
      <text:p text:style-name="P35">Iniciará sempre com o comando <text:span text:style-name="T21">LER</text:span> seguido de [nomeDaVariavel], <text:span text:style-name="T21">que irá receber o valor a ser lido do teclado,</text:span> finalizando, sempre com “;”.</text:p>
      <text:p text:style-name="P35">Exs: <text:span text:style-name="T21">LER </text:span>var1 ; // irá <text:span text:style-name="T21">ler para dentro d</text:span>e var1 <text:span text:style-name="T21">o valor lido do teclado</text:span></text:p>
      <text:p text:style-name="P35"><text:tab/>MOSTRAR <text:span text:style-name="T21">informa um valor ;</text:span></text:p>
      <text:p text:style-name="P35"><text:tab/><text:span text:style-name="T21">LER </text:span>var1 ;</text:p>
      <text:p text:style-name="P35"><text:tab/><text:span text:style-name="T21">MOSTRAR </text:span>$var1; // imprime o valor de var1, <text:span text:style-name="T21">que foi lido do tecl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01:55:02.627125750</meta:creation-date>
    <dc:date>2015-05-14T18:21:13.191339581</dc:date>
    <meta:editing-duration>PT2H21M31S</meta:editing-duration>
    <meta:editing-cycles>28</meta:editing-cycles>
    <meta:generator>LibreOffice/4.2.8.2$Linux_X86_64 LibreOffice_project/420m0$Build-2</meta:generator>
    <meta:document-statistic meta:table-count="0" meta:image-count="0" meta:object-count="0" meta:page-count="4" meta:paragraph-count="62" meta:word-count="612" meta:character-count="3756" meta:non-whitespace-character-count="3129"/>
  </office:meta>
</office:document-meta>
</file>